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432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5ec1f4"/>
    </style:style>
    <style:style style:name="T103" style:family="text">
      <style:text-properties officeooo:rsid="01779885"/>
    </style:style>
    <style:style style:name="T104" style:family="text">
      <style:text-properties officeooo:rsid="01650b1c"/>
    </style:style>
    <style:style style:name="T105" style:family="text">
      <style:text-properties officeooo:rsid="017c44ca"/>
    </style:style>
    <style:style style:name="T106" style:family="text">
      <style:text-properties officeooo:rsid="017e099a"/>
    </style:style>
    <style:style style:name="T107" style:family="text">
      <style:text-properties officeooo:rsid="01605e78"/>
    </style:style>
    <style:style style:name="T108" style:family="text">
      <style:text-properties officeooo:rsid="016cc309"/>
    </style:style>
    <style:style style:name="T109" style:family="text">
      <style:text-properties officeooo:rsid="016e1188"/>
    </style:style>
    <style:style style:name="T110" style:family="text">
      <style:text-properties officeooo:rsid="016f66e9"/>
    </style:style>
    <style:style style:name="T111" style:family="text">
      <style:text-properties officeooo:rsid="017f9f98"/>
    </style:style>
    <style:style style:name="T11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17" style:family="text">
      <style:text-properties officeooo:rsid="038d9d4d"/>
    </style:style>
    <style:style style:name="T118" style:family="text">
      <style:text-properties officeooo:rsid="038dd9cf"/>
    </style:style>
    <style:style style:name="T119" style:family="text">
      <style:text-properties officeooo:rsid="0025668c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officeooo:rsid="00bb3130"/>
    </style:style>
    <style:style style:name="T127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7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8">Immediate human response required</text:span></text:p>
      <text:p text:style-name="P42">This <text:span text:style-name="T99">alert</text:span> is triggered when there is a critical problem with the system, rendering it inoperable – <text:span text:style-name="T100">Such</text:span><text:span text:style-name="T101"> as </text:span>the server shutting down.</text:p>
      <text:p text:style-name="P43">Once <text:span text:style-name="T102">detected by </text:span><text:span text:style-name="T103">Uptime Kuma</text:span><text:span text:style-name="T102">, </text:span><text:span text:style-name="T104">a</text:span><text:span text:style-name="T105">n email</text:span><text:span text:style-name="T102"> will be </text:span><text:span text:style-name="T104">sent out</text:span><text:span text:style-name="T102"> immediately. Th</text:span><text:span text:style-name="T106">e email will be converted to an SMS via a free SMTP to SMS provider. </text:span><text:span text:style-name="T107">Rescuers in deployment and team leaders will follow the protocol and fall back on paper map and phone calls until issue is resolved.</text:span></text:p>
      <text:p text:style-name="P44"/>
      <text:p text:style-name="P41">2. Warning – <text:span text:style-name="T98">To be investigated within working hours</text:span></text:p>
      <text:p text:style-name="P45">This alert is triggered when there is an unexpected issue within the application – <text:span text:style-name="T108">Such as unusually high response times. </text:span></text:p>
      <text:p text:style-name="P46">In this scenario, <text:span text:style-name="T109">both the application and the web interface</text:span> <text:span text:style-name="T110">will</text:span> be used to issue the alert <text:span text:style-name="T110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1">the </text:span>team size, is Uptime Kuma. This self-hosted tool allows us to send out periodic queries to our API to monitor uptime and issue critical alerts when needed. <text:span text:style-name="T111">It can either be hosted on the same machine as the main server to </text:span><text:soft-page-break/><text:span text:style-name="T111">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2">GD</text:span></text:span><text:span text:style-name="Strong_20_Emphasis"><text:span text:style-name="T113">P</text:span></text:span><text:span text:style-name="Strong_20_Emphasis"><text:span text:style-name="T112">R</text:span></text:span><text:span text:style-name="T114"> (</text:span>2018<text:span text:style-name="T114">) </text:span><text:span text:style-name="Emphasis"><text:span text:style-name="T114">General Data Protection Regulation.</text:span></text:span><text:span text:style-name="T114"> Available at: </text:span><text:a xlink:type="simple" xlink:href="https://gdpr-info.eu/" text:style-name="Internet_20_link" text:visited-style-name="Visited_20_Internet_20_Link"><text:span text:style-name="T114">https://gdpr-info.eu/</text:span></text:a><text:span text:style-name="T114"> (</text:span><text:span text:style-name="T115">Accessed: </text:span><text:span text:style-name="T116">5 </text:span><text:span text:style-name="T115"><text:s/></text:span><text:span text:style-name="T116">May</text:span><text:span text:style-name="T115"> 2026</text:span><text:span text:style-name="T114">).</text:span></text:p>
      <text:p text:style-name="P51"><text:span text:style-name="Strong_20_Emphasis">Data Protection Act 2018</text:span> (2018) <text:span text:style-name="Emphasis">c.12.</text:span> London: The Stationery Office. <text:span text:style-name="T117">Available at: </text:span><text:a xlink:type="simple" xlink:href="https://www.legislation.gov.uk/ukpga/2018/12" text:style-name="Internet_20_link" text:visited-style-name="Visited_20_Internet_20_Link"><text:span text:style-name="T117">https://www.legislation.gov.uk/ukpga/2018/12</text:span></text:a><text:span text:style-name="T117"> </text:span><text:span text:style-name="T118">(Accessed: </text:span><text:span text:style-name="T119">5 May</text:span><text:span text:style-name="T118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18">Accessed: </text:span><text:span text:style-name="T119">5</text:span><text:span text:style-name="T118"> </text:span><text:span text:style-name="T119">May</text:span><text:span text:style-name="T118"> 2026</text:span>).</text:p>
      <text:p text:style-name="P53">National Cyber Security Centre <text:span text:style-name="T120">(2021) </text:span><text:span text:style-name="T121">Top tips for staying secure online.</text:span><text:span text:style-name="T12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0">https://www.ncsc.gov.uk/collection/top-tips-for-staying-secure-online/always-back-up-your-most-important-data#section_3</text:span></text:a><text:span text:style-name="T120"> (Accessed 5 May 2026).</text:span></text:p>
      <text:p text:style-name="P54"/>
      <text:p text:style-name="P55"><text:span text:style-name="T12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20">(n.d.) </text:span><text:span text:style-name="T121">Debugging Software with a Rubber Ducky. </text:span><text:span text:style-name="T123">Available at: </text:span><text:a xlink:type="simple" xlink:href="https://rubberduckdebugging.com/" text:style-name="Internet_20_link" text:visited-style-name="Visited_20_Internet_20_Link"><text:span text:style-name="T123">https://rubberduckdebugging.com/</text:span></text:a><text:span text:style-name="T123"> (Accessed: 5 May 2026)</text:span></text:p>
      <text:p text:style-name="P57"/>
      <text:p text:style-name="P58"><text:span text:style-name="T124">Luka Netzler, Brian Lovell</text:span><text:span text:style-name="T12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20">(2025) </text:span><text:span text:style-name="T121">Stable cognitive performance while adapting to intermittent fasting: A randomised controlled trial</text:span><text:span text:style-name="T123">. Available at: </text:span><text:a xlink:type="simple" xlink:href="https://journals.sagepub.com/doi/10.1177/13591053251351204" text:style-name="Internet_20_link" text:visited-style-name="Visited_20_Internet_20_Link"><text:span text:style-name="T123">https://journals.sagepub.com/doi/10.1177/13591053251351204</text:span></text:a><text:span text:style-name="T123"> (Accessed: 5 May 2026).</text:span></text:p>
      <text:p text:style-name="P61"/>
      <text:p text:style-name="P62"><text:span text:style-name="Strong_20_Emphasis">Information Commissioner’s Office (ICO)</text:span> (2024<text:span text:style-name="T12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18">Accessed: </text:span><text:span text:style-name="T127">5 May </text:span><text:span text:style-name="T118">2026</text:span>).</text:p>
      <text:p text:style-name="P63">Dominik H Pesta, Varman T Samuel <text:span text:style-name="T120">(2014) </text:span><text:span text:style-name="T121">A high-protein diet for reducing body fat: mechanisms and possible caveats.</text:span><text:span text:style-name="T120"> Available at: </text:span><text:a xlink:type="simple" xlink:href="https://link.springer.com/article/10.1186/1743-7075-11-53" text:style-name="Internet_20_link" text:visited-style-name="Visited_20_Internet_20_Link"><text:span text:style-name="T120">https://link.springer.com/article/10.1186/1743-7075-11-53</text:span></text:a><text:span text:style-name="T120"> (Accessed: 5 May 2026).</text:span></text:p>
      <text:p text:style-name="P64"/>
      <text:p text:style-name="P65">Craig A. Williamson, Jari J. Morganti, Hannah E. Smithson <text:span text:style-name="T120">(2023) </text:span><text:span text:style-name="T121">Bright-light distractions and visual performance</text:span><text:span text:style-name="T12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0">https://www.frontiersin.org/journals/psychology/articles/10.3389/fpsyg.2023.1088975/full</text:span></text:a><text:span text:style-name="T120"> (Accessed: 5 May 2026).</text:span></text:p>
      <text:p text:style-name="P66"/>
      <text:p text:style-name="P67">Ning Ding, Daniel Wagner, Xiaomeng Chen, Abhinav Pathak, Y. Charlie Hu, Andrew Rice <text:span text:style-name="T120">(2013) </text:span><text:span text:style-name="T121">Characterizing and modeling the impact of wireless signal strength on smartphone battery drain. </text:span><text:span text:style-name="T123">Available at: </text:span><text:a xlink:type="simple" xlink:href="https://dl.acm.org/doi/10.1145/2494232.2466586" text:style-name="Internet_20_link" text:visited-style-name="Visited_20_Internet_20_Link"><text:span text:style-name="T123">https://dl.acm.org/doi/10.1145/2494232.2466586</text:span></text:a><text:span text:style-name="T123"> (Accessed: 5 May 2026)</text:span></text:p>
      <text:p text:style-name="P68"/>
      <text:p text:style-name="P69">The Postman Team <text:span text:style-name="T120">(2025) </text:span><text:span text:style-name="T121">What are HTTP status codes? Complete Guide for API Developers</text:span><text:span text:style-name="T120">. Available at: </text:span><text:a xlink:type="simple" xlink:href="https://blog.postman.com/what-are-http-status-codes/" text:style-name="Internet_20_link" text:visited-style-name="Visited_20_Internet_20_Link"><text:span text:style-name="T120">https://blog.postman.com/what-are-http-status-codes/</text:span></text:a><text:span text:style-name="T120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29:33.494849646</dc:date>
    <meta:editing-duration>PT11H42M12S</meta:editing-duration>
    <meta:editing-cycles>269</meta:editing-cycles>
    <meta:document-statistic meta:table-count="0" meta:image-count="0" meta:object-count="0" meta:page-count="5" meta:paragraph-count="58" meta:word-count="1673" meta:character-count="11643" meta:non-whitespace-character-count="10023"/>
  </office:meta>
</office:document-meta>
</file>